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9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557cm" fo:min-width="7.3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2" draw:layer="layout" svg:width="0.762cm" svg:height="0.762cm" svg:x="5.587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5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79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2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5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7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5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2" draw:layer="layout" svg:width="0.762cm" svg:height="0.762cm" svg:x="8.127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0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8.797cm" svg:y1="10.109cm" svg:x2="0.001cm" svg:y2="10.109cm">
          <text:p/>
        </draw:line>
        <draw:frame draw:style-name="gr18" draw:text-style-name="P9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905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1" draw:layer="layout" svg:width="0.762cm" svg:height="0.508cm" svg:x="13.005cm" svg:y="16.705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3.106cm" svg:y="17.99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3.665cm" svg:y="15.57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3.665cm" svg:y1="12.621cm" svg:x2="14.847cm" svg:y2="12.623cm" svg:d="M13665 12621h591v2h591" svg:viewBox="0 0 1183 3">
          <text:p/>
        </draw:connector>
        <draw:line draw:style-name="gr10" draw:text-style-name="P4" draw:layer="layout" svg:x1="13.665cm" svg:y1="13.589cm" svg:x2="14.681cm" svg:y2="13.589cm">
          <text:p/>
        </draw:line>
        <draw:custom-shape draw:style-name="gr23" draw:text-style-name="P5" draw:layer="layout" svg:width="0.762cm" svg:height="0.508cm" svg:x="13.665cm" svg:y="14.401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3.716cm" svg:y="17.906cm">
          <draw:text-box>
            <text:p><text:span text:style-name="T13">f_X0();</text:span></text:p>
          </draw:text-box>
        </draw:frame>
        <draw:frame draw:style-name="gr25" draw:text-style-name="P15" draw:layer="layout" svg:width="2.077cm" svg:height="0.729cm" svg:x="13.616cm" svg:y="16.637cm">
          <draw:text-box>
            <text:p><text:span text:style-name="T14">Close();</text:span></text:p>
          </draw:text-box>
        </draw:frame>
        <draw:frame draw:style-name="gr26" draw:text-style-name="P16" draw:layer="layout" svg:width="5.944cm" svg:height="1.361cm" svg:x="10.871cm" svg:y="14.757cm">
          <draw:text-box>
            <text:p><text:span text:style-name="T12">3.composed vTable</text:span></text:p>
          </draw:text-box>
        </draw:frame>
        <draw:frame draw:style-name="gr27" draw:text-style-name="P16" draw:layer="layout" svg:width="8.23cm" svg:height="0.806cm" svg:x="10.871cm" svg:y="18.498cm">
          <draw:text-box>
            <text:p><text:span text:style-name="T12">6.illegitimate vTable (l.) &amp; entry (r.)</text:span></text:p>
          </draw:text-box>
        </draw:frame>
        <draw:frame draw:style-name="gr26" draw:text-style-name="P16" draw:layer="layout" svg:width="7.976cm" svg:height="1.361cm" svg:x="10.871cm" svg:y="17.195cm">
          <draw:text-box>
            <text:p><text:span text:style-name="T12">5.legitimate vTable (l.) &amp; entry (r.)</text:span></text:p>
          </draw:text-box>
        </draw:frame>
        <draw:frame draw:style-name="gr28" draw:text-style-name="P16" draw:layer="layout" svg:width="7.214cm" svg:height="0.806cm" svg:x="10.871cm" svg:y="13.589cm">
          <draw:text-box>
            <text:p><text:span text:style-name="T12">2.secondary class inheritance</text:span></text:p>
          </draw:text-box>
        </draw:frame>
        <draw:frame draw:style-name="gr26" draw:text-style-name="P16" draw:layer="layout" svg:width="6.452cm" svg:height="1.361cm" svg:x="10.871cm" svg:y="12.623cm">
          <draw:text-box>
            <text:p><text:span text:style-name="T12">1.primary class inheritance</text:span></text:p>
          </draw:text-box>
        </draw:frame>
        <draw:frame draw:style-name="gr28" draw:text-style-name="P16" draw:layer="layout" svg:width="3.353cm" svg:height="0.806cm" svg:x="10.871cm" svg:y="15.925cm">
          <draw:text-box>
            <text:p><text:span text:style-name="T12">4.class</text:span></text:p>
          </draw:text-box>
        </draw:frame>
        <draw:custom-shape draw:style-name="gr29" draw:text-style-name="P17" draw:layer="layout" svg:width="7.823cm" svg:height="6.807cm" svg:x="10.871cm" svg:y="12.369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2.997cm" svg:height="0.962cm" svg:x="10.668cm" svg:y="11.532cm">
          <draw:text-box>
            <text:p><text:span text:style-name="T15">Legend</text:span></text:p>
          </draw:text-box>
        </draw:frame>
        <draw:line draw:style-name="gr31" draw:text-style-name="P4" draw:layer="layout" svg:x1="10.922cm" svg:y1="13.284cm" svg:x2="18.745cm" svg:y2="13.284cm">
          <text:p/>
        </draw:line>
        <draw:line draw:style-name="gr31" draw:text-style-name="P4" draw:layer="layout" svg:x1="10.871cm" svg:y1="14.299cm" svg:x2="18.745cm" svg:y2="14.299cm">
          <text:p/>
        </draw:line>
        <draw:line draw:style-name="gr31" draw:text-style-name="P4" draw:layer="layout" svg:x1="10.922cm" svg:y1="15.468cm" svg:x2="18.745cm" svg:y2="15.468cm">
          <text:p/>
        </draw:line>
        <draw:line draw:style-name="gr31" draw:text-style-name="P4" draw:layer="layout" svg:x1="10.871cm" svg:y1="16.535cm" svg:x2="18.745cm" svg:y2="16.535cm">
          <text:p/>
        </draw:line>
        <draw:line draw:style-name="gr31" draw:text-style-name="P19" draw:layer="layout" svg:x1="10.871cm" svg:y1="17.907cm" svg:x2="18.694cm" svg:y2="17.907cm">
          <text:p/>
        </draw:line>
        <draw:frame draw:style-name="gr32" draw:text-style-name="P18" draw:layer="layout" svg:width="5.08cm" svg:height="1.673cm" svg:x="12.7cm" svg:y="8.436cm">
          <draw:text-box>
            <text:p><text:span text:style-name="T15">Above: </text:span><text:span text:style-name="T16">Loop Gadget Logic</text:span></text:p>
          </draw:text-box>
        </draw:frame>
        <draw:frame draw:style-name="gr33" draw:text-style-name="P18" draw:layer="layout" svg:width="6.35cm" svg:height="2.384cm" svg:x="12.7cm" svg:y="10.16cm">
          <draw:text-box>
            <text:p><text:span text:style-name="T15">Down: </text:span><text:span text:style-name="T16">Class &amp; vTable Hierarchies</text:span></text:p>
          </draw:text-box>
        </draw:frame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79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772cm" svg:height="7.047cm" svg:x="2.261cm" svg:y="2.397cm"/>
      <draw:page-thumbnail draw:layer="backgroundobjects" svg:width="6.772cm" svg:height="7.047cm" svg:x="2.261cm" svg:y="10.445cm"/>
      <draw:page-thumbnail draw:layer="backgroundobjects" svg:width="6.772cm" svg:height="7.047cm" svg:x="2.261cm" svg:y="18.493cm"/>
      <draw:page-thumbnail draw:layer="backgroundobjects" svg:width="6.772cm" svg:height="7.047cm" svg:x="12.556cm" svg:y="2.397cm"/>
      <draw:page-thumbnail draw:layer="backgroundobjects" svg:width="6.772cm" svg:height="7.047cm" svg:x="12.556cm" svg:y="10.445cm"/>
      <draw:page-thumbnail draw:layer="backgroundobjects" svg:width="6.772cm" svg:height="7.047cm" svg:x="12.556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5-16T18:30:14.969180936</dc:date>
    <meta:editing-duration>PT2H33M19S</meta:editing-duration>
    <meta:editing-cycles>32</meta:editing-cycles>
    <meta:generator>LibreOffice/4.4.6.3$Linux_X86_64 LibreOffice_project/40m0$Build-3</meta:generator>
    <meta:document-statistic meta:object-count="94"/>
  </office:meta>
</office:document-meta>
</file>